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lib_NABM/dialog-lb.xml" manifest:media-type="text/xml"/>
  <manifest:file-entry manifest:full-path="Dialogs/Standard/dialog-lb.xml" manifest:media-type="text/xml"/>
  <manifest:file-entry manifest:full-path="Basic/script-lc.xml" manifest:media-type="text/xml"/>
  <manifest:file-entry manifest:full-path="Basic/lib_NABM/script-lb.xml" manifest:media-type="text/xml"/>
  <manifest:file-entry manifest:full-path="Basic/lib_NABM/Module1.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co3" style:family="table-column">
      <style:table-column-properties fo:break-before="auto" style:column-width="7.982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8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37"/>
    <style:style style:name="P1" style:family="paragraph">
      <style:paragraph-properties fo:text-align="center"/>
    </style:style>
  </office:automatic-styles>
  <office:body>
    <office:spreadsheet>
      <table:calculation-settings>
        <table:iteration table:status="enable"/>
      </table:calculation-settings>
      <table:table table:name="Explications" table:style-name="ta1" table:print="false">
        <office:forms form:automatic-focus="false" form:apply-design-mode="false"/>
        <table:table-column table:style-name="co1" table:number-columns-repeated="4" table:default-cell-style-name="Default"/>
        <table:table-row table:style-name="ro1">
          <table:table-cell office:value-type="string" calcext:value-type="string">
            <text:p>toto</text:p>
          </table:table-cell>
          <table:table-cell office:value-type="float" office:value="1" calcext:value-type="float">
            <text:p>1</text:p>
          </table:table-cell>
          <table:table-cell office:value-type="string" calcext:value-type="string">
            <text:p>toto</text:p>
          </table:table-cell>
          <table:table-cell office:value-type="float" office:value="2" calcext:value-type="float">
            <text:p>2</text:p>
          </table:table-cell>
        </table:table-row>
        <table:table-row table:style-name="ro1">
          <table:table-cell office:value-type="string" calcext:value-type="string">
            <text:p>les </text:p>
          </table:table-cell>
          <table:table-cell office:value-type="string" calcext:value-type="string">
            <text:p>enfants</text:p>
          </table:table-cell>
          <table:table-cell office:value-type="string" calcext:value-type="string">
            <text:p>vont</text:p>
          </table:table-cell>
          <table:table-cell office:value-type="string" calcext:value-type="string">
            <text:p>bien</text:p>
          </table:table-cell>
        </table:table-row>
        <table:table-row table:style-name="ro1">
          <table:table-cell table:number-columns-repeated="4"/>
        </table:table-row>
        <table:table-row table:style-name="ro1">
          <table:table-cell office:value-type="string" calcext:value-type="string">
            <text:p>But</text:p>
          </table:table-cell>
          <table:table-cell table:number-columns-repeated="3"/>
        </table:table-row>
        <table:table-row table:style-name="ro1">
          <table:table-cell/>
          <table:table-cell office:value-type="string" calcext:value-type="string">
            <text:p>ouvrir un ficher .xls</text:p>
          </table:table-cell>
          <table:table-cell table:number-columns-repeated="2"/>
        </table:table-row>
        <table:table-row table:style-name="ro1">
          <table:table-cell/>
          <table:table-cell office:value-type="string" calcext:value-type="string">
            <text:p>le sauver en csv</text:p>
          </table:table-cell>
          <table:table-cell table:number-columns-repeated="2"/>
        </table:table-row>
        <table:table-row table:style-name="ro1">
          <table:table-cell table:number-columns-repeated="4"/>
        </table:table-row>
        <table:table-row table:style-name="ro1">
          <table:table-cell/>
          <table:table-cell office:value-type="string" calcext:value-type="string">
            <text:p>ouvrir un fichier xls</text:p>
          </table:table-cell>
          <table:table-cell table:number-columns-repeated="2"/>
        </table:table-row>
        <table:table-row table:style-name="ro1">
          <table:table-cell/>
          <table:table-cell office:value-type="string" calcext:value-type="string">
            <text:p>éliminer ldes colonnes</text:p>
          </table:table-cell>
          <table:table-cell table:number-columns-repeated="2"/>
        </table:table-row>
        <table:table-row table:style-name="ro1">
          <table:table-cell/>
          <table:table-cell office:value-type="string" calcext:value-type="string">
            <text:p>sauver en csv</text:p>
          </table:table-cell>
          <table:table-cell table:number-columns-repeated="2"/>
        </table:table-row>
        <table:table-row table:style-name="ro1">
          <table:table-cell/>
          <table:table-cell office:value-type="string" calcext:value-type="string">
            <text:p>paramètre de sauvegardes : encodage en utf8, separateur par des virgules, champs séparés par un double quote.</text:p>
          </table:table-cell>
          <table:table-cell table:number-columns-repeated="2"/>
        </table:table-row>
        <table:table-row table:style-name="ro1" table:number-rows-repeated="2">
          <table:table-cell table:number-columns-repeated="4"/>
        </table:table-row>
        <table:table-row table:style-name="ro2">
          <table:table-cell office:value-type="string" calcext:value-type="string">
            <text:p>Où en suis-je</text:p>
          </table:table-cell>
          <table:table-cell table:number-columns-repeated="3"/>
        </table:table-row>
        <table:table-row table:style-name="ro2">
          <table:table-cell/>
          <table:table-cell office:value-type="string" calcext:value-type="string">
            <text:p>La libraire LAB_NABM <text:s/>contient un MODULE 1 qui contient plusieurs programmes, dont l'un est le plus avancé : </text:p>
          </table:table-cell>
          <table:table-cell table:number-columns-repeated="2"/>
        </table:table-row>
        <table:table-row table:style-name="ro3">
          <table:table-cell/>
          <table:table-cell office:value-type="string" calcext:value-type="string">
            <text:p>nabmProgPrincipam</text:p>
          </table:table-cell>
          <table:table-cell table:number-columns-repeated="2"/>
        </table:table-row>
        <table:table-row table:style-name="ro2">
          <table:table-cell/>
          <table:table-cell office:value-type="string" calcext:value-type="string">
            <text:p>Demande de choisir un fichier, et le traite.</text:p>
          </table:table-cell>
          <table:table-cell table:number-columns-repeated="2"/>
        </table:table-row>
        <table:table-row table:style-name="ro2">
          <table:table-cell/>
          <table:table-cell office:value-type="string" calcext:value-type="string">
            <text:p>Enregistre un CSV.</text:p>
          </table:table-cell>
          <table:table-cell table:number-columns-repeated="2"/>
        </table:table-row>
        <table:table-row table:style-name="ro1">
          <table:table-cell table:number-columns-repeated="4"/>
        </table:table-row>
        <table:table-row table:style-name="ro2">
          <table:table-cell/>
          <table:table-cell office:value-type="string" calcext:value-type="string">
            <text:p>A bien avancé : Reste à écrire : la suppression des colonnes.</text:p>
          </table:table-cell>
          <table:table-cell table:number-columns-repeated="2"/>
        </table:table-row>
        <table:table-row table:style-name="ro1">
          <table:table-cell table:number-columns-repeated="4"/>
        </table:table-row>
        <table:table-row table:style-name="ro2">
          <table:table-cell/>
          <table:table-cell office:value-type="string" calcext:value-type="string">
            <text:p>Les colonnes sont supprimées, donnant le fichier pour les couples incompatibles</text:p>
          </table:table-cell>
          <table:table-cell table:number-columns-repeated="2"/>
        </table:table-row>
      </table:table>
      <table:table table:name="Versions" table:style-name="ta1" table:print="false">
        <office:forms form:automatic-focus="false" form:apply-design-mode="false"/>
        <table:table-column table:style-name="co2" table:number-columns-repeated="5" table:default-cell-style-name="Default"/>
        <table:table-column table:style-name="co3" table:default-cell-style-name="Default"/>
        <table:table-column table:style-name="co2" table:default-cell-style-name="Default"/>
        <table:table-row table:style-name="ro2">
          <table:table-cell/>
          <table:table-cell office:value-type="string" calcext:value-type="string">
            <text:p>mise en test</text:p>
          </table:table-cell>
          <table:table-cell table:number-columns-repeated="4"/>
          <table:table-cell office:value-type="string" calcext:value-type="string">
            <text:p>mise en place</text:p>
          </table:table-cell>
        </table:table-row>
        <table:table-row table:style-name="ro3">
          <table:table-cell office:value-type="string" calcext:value-type="string">
            <text:p>Version 1</text:p>
          </table:table-cell>
          <table:table-cell table:style-name="ce1" office:value-type="date" office:date-value="2013-07-05" calcext:value-type="date">
            <text:p>05/07/13</text:p>
          </table:table-cell>
          <table:table-cell office:value-type="string" calcext:value-type="string">
            <text:p>Automatisation de la création des 2 tables (nabm et incompatibilité)</text:p>
          </table:table-cell>
          <table:table-cell table:number-columns-repeated="3"/>
          <table:table-cell table:style-name="ce1" office:value-type="date" office:date-value="2013-07-12" calcext:value-type="date">
            <text:p>12/07/13</text:p>
          </table:table-cell>
        </table:table-row>
      </table:table>
      <table:table table:name="Panneau"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Lancer le traitemen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_NABM.Module1.nabmToutAutomatique?language=Basic&amp;location=document" xlink:type="simple"/>
              </office:event-listeners>
            </form:button>
          </form:form>
        </office:forms>
        <table:shapes>
          <draw:control draw:z-index="0" draw:text-style-name="P1" svg:width="4.829cm" svg:height="1.548cm" svg:x="4.861cm" svg:y="3.161cm" draw:control="control1"/>
        </table:shapes>
        <table:table-column table:style-name="co2" table:number-columns-repeated="4" table:default-cell-style-name="Default"/>
        <table:table-row table:style-name="ro1" table:number-rows-repeated="14">
          <table:table-cell table:number-columns-repeated="4"/>
        </table:table-row>
        <table:table-row table:style-name="ro1">
          <table:table-cell table:number-columns-repeated="2"/>
          <table:table-cell office:value-type="string" calcext:value-type="string">
            <text:p><text:s text:c="2"/></text:p>
          </table:table-cell>
          <table:table-cell office:value-type="string" calcext:value-type="string">
            <text:p><tex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11P0" style:volatile="true">
      <number:text> </number:text>
      <number:number number:decimal-places="2" number:min-integer-digits="1" number:grouping="true"/>
      <number:text> € </number:text>
    </number:number-style>
    <number:number-style style:name="N111P1" style:volatile="true">
      <number:text>-</number:text>
      <number:number number:decimal-places="2" number:min-integer-digits="1" number:grouping="true"/>
      <number:text> € </number:text>
    </number:number-style>
    <number:number-style style:name="N111P2" style:volatile="true">
      <number:text> -</number:text>
      <number:number number:decimal-places="0" number:min-integer-digits="0"/>
      <number:text>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number number:decimal-places="0" number:min-integer-digits="1" number:grouping="true"/>
      <number:text> €</number:text>
    </number:number-style>
    <number:number-style style:name="N113">
      <number:text>-</number:text>
      <number:number number:decimal-places="0" number:min-integer-digits="1" number:grouping="true"/>
      <number:text> €</number:text>
      <style:map style:condition="value()&gt;=0" style:apply-style-name="N113P0"/>
    </number:number-style>
    <number:number-style style:name="N114P0" style:volatile="true">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 €</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 €</number:text>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4">
      <number:month number:textual="true"/>
      <number:text>-</number:text>
      <number:year number:style="long"/>
    </number:date-style>
    <number:percentage-style style:name="N135">
      <number:number number:decimal-places="1" number:min-integer-digits="1"/>
      <number:text>%</number:text>
    </number:percentage-style>
    <number:number-style style:name="N136">
      <number:number number:decimal-places="8" number:min-integer-digits="1"/>
    </number:number-style>
    <number:number-style style:name="N137">
      <number:number number:decimal-places="7" number:min-integer-digits="1"/>
    </number:number-style>
    <number:number-style style:name="N138">
      <number:number number:decimal-places="6" number:min-integer-digits="1"/>
    </number:number-style>
    <number:number-style style:name="N139">
      <number:number number:decimal-places="5" number:min-integer-digits="1"/>
    </number:number-style>
    <number:number-style style:name="N140">
      <number:number number:decimal-places="4" number:min-integer-digits="1"/>
    </number:number-style>
    <number:number-style style:name="N141">
      <number:number number:decimal-places="3" number:min-integer-digits="1"/>
    </number:number-style>
    <number:number-style style:name="N142">
      <number:number number:decimal-places="1" number:min-integer-digits="1"/>
    </number:number-style>
    <number:percentage-style style:name="N143">
      <number:number number:decimal-places="3" number:min-integer-digits="1"/>
      <number:text>%</number:text>
    </number:percentage-style>
    <number:percentage-style style:name="N144">
      <number:number number:decimal-places="4" number:min-integer-digits="1"/>
      <number:text>%</number:text>
    </number:percentage-style>
    <number:percentage-style style:name="N145">
      <number:number number:decimal-places="5" number:min-integer-digits="1"/>
      <number:text>%</number:text>
    </number:percentage-style>
    <number:percentage-style style:name="N146">
      <number:number number:decimal-places="6" number:min-integer-digits="1"/>
      <number:text>%</number:text>
    </number:percentage-style>
    <number:percentage-style style:name="N147">
      <number:number number:decimal-places="7" number:min-integer-digits="1"/>
      <number:text>%</number:text>
    </number:percentage-style>
    <number:percentage-style style:name="N148">
      <number:number number:decimal-places="8" number:min-integer-digits="1"/>
      <number:text>%</number:text>
    </number:percentage-style>
    <number:number-style style:name="N149">
      <number:number number:decimal-places="10" number:min-integer-digits="1"/>
    </number:number-style>
    <number:number-style style:name="N150">
      <number:number number:decimal-places="9" number:min-integer-digits="1"/>
    </number:number-style>
    <number:number-style style:name="N151">
      <number:number number:decimal-places="11" number:min-integer-digits="1"/>
    </number:number-style>
    <number:number-style style:name="N152">
      <number:number number:decimal-places="12" number:min-integer-digits="1"/>
    </number:number-style>
    <number:number-style style:name="N153">
      <number:scientific-number number:decimal-places="6" number:min-integer-digits="1" number:min-exponent-digits="2"/>
    </number:number-style>
    <number:number-style style:name="N154">
      <number:scientific-number number:decimal-places="5" number:min-integer-digits="1" number:min-exponent-digits="2"/>
    </number:number-style>
    <number:number-style style:name="N155">
      <number:scientific-number number:decimal-places="4" number:min-integer-digits="1" number:min-exponent-digits="2"/>
    </number:number-style>
    <number:number-style style:name="N156">
      <number:scientific-number number:decimal-places="3" number:min-integer-digits="1" number:min-exponent-digits="2"/>
    </number:number-style>
    <number:number-style style:name="N157">
      <number:scientific-number number:decimal-places="1" number:min-integer-digits="1" number:min-exponent-digits="2"/>
    </number:number-style>
    <number:number-style style:name="N159P0" style:volatile="true">
      <number:text>Vrai</number:text>
    </number:number-style>
    <number:number-style style:name="N159P1" style:volatile="true">
      <number:text>Vrai</number:text>
    </number:number-style>
    <number:number-style style:name="N159">
      <number:text>Faux</number:text>
      <style:map style:condition="value()&gt;0" style:apply-style-name="N159P0"/>
      <style:map style:condition="value()&lt;0" style:apply-style-name="N159P1"/>
    </number:number-style>
    <number:number-style style:name="N161P0" style:volatile="true">
      <number:text>Actif</number:text>
    </number:number-style>
    <number:number-style style:name="N161P1" style:volatile="true">
      <number:text>Actif</number:text>
    </number:number-style>
    <number:number-style style:name="N161">
      <number:text>Inactif</number:text>
      <style:map style:condition="value()&gt;0" style:apply-style-name="N161P0"/>
      <style:map style:condition="value()&lt;0" style:apply-style-name="N161P1"/>
    </number:number-style>
    <number:number-style style:name="N163P0" style:volatile="true">
      <number:number number:decimal-places="0" number:min-integer-digits="1" number:grouping="true"/>
      <number:text> F</number:text>
    </number:number-style>
    <number:number-style style:name="N163">
      <number:text>-</number:text>
      <number:number number:decimal-places="0" number:min-integer-digits="1" number:grouping="true"/>
      <number:text> F</number:text>
      <style:map style:condition="value()&gt;=0" style:apply-style-name="N163P0"/>
    </number:number-style>
    <number:number-style style:name="N164P0" style:volatile="true">
      <number:number number:decimal-places="0" number:min-integer-digits="1" number:grouping="true"/>
      <number:text> F</number:text>
    </number:number-style>
    <number:number-style style:name="N164">
      <style:text-properties fo:color="#ff0000"/>
      <number:text>-</number:text>
      <number:number number:decimal-places="0" number:min-integer-digits="1" number:grouping="true"/>
      <number:text> F</number:text>
      <style:map style:condition="value()&gt;=0" style:apply-style-name="N164P0"/>
    </number:number-style>
    <number:number-style style:name="N166P0" style:volatile="true">
      <number:number number:decimal-places="2" number:min-integer-digits="1" number:grouping="true"/>
      <number:text> F</number:text>
    </number:number-style>
    <number:number-style style:name="N166">
      <number:text>-</number:text>
      <number:number number:decimal-places="2" number:min-integer-digits="1" number:grouping="true"/>
      <number:text> F</number:text>
      <style:map style:condition="value()&gt;=0" style:apply-style-name="N166P0"/>
    </number:number-style>
    <number:number-style style:name="N167P0" style:volatile="true">
      <number:number number:decimal-places="2" number:min-integer-digits="1" number:grouping="true"/>
      <number:text> F</number:text>
    </number:number-style>
    <number:number-style style:name="N167">
      <style:text-properties fo:color="#ff0000"/>
      <number:text>-</number:text>
      <number:number number:decimal-places="2" number:min-integer-digits="1" number:grouping="true"/>
      <number:text> F</number:text>
      <style:map style:condition="value()&gt;=0" style:apply-style-name="N167P0"/>
    </number:number-style>
    <number:number-style style:name="N171P0" style:volatile="true">
      <number:text> </number:text>
      <number:number number:decimal-places="0" number:min-integer-digits="1" number:grouping="true"/>
      <number:text> F </number:text>
    </number:number-style>
    <number:number-style style:name="N171P1" style:volatile="true">
      <number:text>-</number:text>
      <number:number number:decimal-places="0" number:min-integer-digits="1" number:grouping="true"/>
      <number:text> F </number:text>
    </number:number-style>
    <number:number-style style:name="N171P2" style:volatile="true">
      <number:text> - F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number number:decimal-places="2" number:min-integer-digits="1" number:grouping="true"/>
      <number:text> F </number:text>
    </number:number-style>
    <number:number-style style:name="N175P1" style:volatile="true">
      <number:text>-</number:text>
      <number:number number:decimal-places="2" number:min-integer-digits="1" number:grouping="true"/>
      <number:text> F </number:text>
    </number:number-style>
    <number:number-style style:name="N175P2" style:volatile="true">
      <number:text> -</number:text>
      <number:number number:decimal-places="0" number:min-integer-digits="0"/>
      <number:text> F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
      <number:fraction number:min-integer-digits="0" number:min-numerator-digits="4" number:min-denominator-digits="4"/>
      <number:text> </number:text>
    </number:number-style>
    <number:currency-style style:name="N178P0" style:volatile="true">
      <number:number number:decimal-places="2" number:min-integer-digits="1" number:grouping="true"/>
      <number:text> </number:text>
      <number:currency-symbol number:language="de" number:country="DE">€</number:currency-symbol>
    </number:currency-style>
    <number:currency-style style:name="N17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78P0"/>
    </number:currency-style>
    <number:currency-style style:name="N180P0" style:volatile="true">
      <number:currency-symbol>€</number:currency-symbol>
      <number:text> </number:text>
      <number:number number:decimal-places="2" number:min-integer-digits="1" number:grouping="true"/>
      <number:text> </number:text>
    </number:currency-style>
    <number:currency-style style:name="N180">
      <style:text-properties fo:color="#ff0000"/>
      <number:text>(</number:text>
      <number:currency-symbol>€</number:currency-symbol>
      <number:text> </number:text>
      <number:number number:decimal-places="2" number:min-integer-digits="1" number:grouping="true"/>
      <number:text>)</number:text>
      <style:map style:condition="value()&gt;=0" style:apply-style-name="N180P0"/>
    </number:currency-style>
    <number:date-style style:name="N181">
      <number:day number:style="long"/>
      <number:text>/</number:text>
      <number:month number:style="long"/>
      <number:text>/</number:text>
      <number:year number:style="long"/>
      <number:text> </number:text>
      <number:hours number:style="long"/>
      <number:text>:</number:text>
      <number:minutes number:style="long"/>
    </number:date-style>
    <number:number-style style:name="N184P0" style:volatile="true">
      <number:text> </number:text>
      <number:number number:decimal-places="3" number:min-integer-digits="1" number:grouping="true"/>
      <number:text>    </number:text>
    </number:number-style>
    <number:number-style style:name="N184P1" style:volatile="true">
      <number:text>-</number:text>
      <number:number number:decimal-places="3"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7P0" style:volatile="true">
      <number:text> </number:text>
      <number:number number:decimal-places="4" number:min-integer-digits="1" number:grouping="true"/>
      <number:text>    </number:text>
    </number:number-style>
    <number:number-style style:name="N187P1" style:volatile="true">
      <number:text>-</number:text>
      <number:number number:decimal-places="4" number:min-integer-digits="1" number:grouping="true"/>
      <number:text>    </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0P0" style:volatile="true">
      <number:text> </number:text>
      <number:number number:decimal-places="5" number:min-integer-digits="1" number:grouping="true"/>
      <number:text>    </number:text>
    </number:number-style>
    <number:number-style style:name="N190P1" style:volatile="true">
      <number:text>-</number:text>
      <number:number number:decimal-places="5" number:min-integer-digits="1" number:grouping="true"/>
      <number:text>    </number:text>
    </number:number-style>
    <number:number-style style:name="N190P2" style:volatile="true">
      <number:text> -</number:text>
      <number:number number: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3P0" style:volatile="true">
      <number:text> </number:text>
      <number:number number:decimal-places="6" number:min-integer-digits="1" number:grouping="true"/>
      <number:text>    </number:text>
    </number:number-style>
    <number:number-style style:name="N193P1" style:volatile="true">
      <number:text>-</number:text>
      <number:number number:decimal-places="6" number:min-integer-digits="1" number:grouping="true"/>
      <number:text>    </number:text>
    </number:number-style>
    <number:number-style style:name="N193P2" style:volatile="true">
      <number:text>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6P0" style:volatile="true">
      <number:text> </number:text>
      <number:number number:decimal-places="7" number:min-integer-digits="1" number:grouping="true"/>
      <number:text>    </number:text>
    </number:number-style>
    <number:number-style style:name="N196P1" style:volatile="true">
      <number:text>-</number:text>
      <number:number number:decimal-places="7" number:min-integer-digits="1" number:grouping="true"/>
      <number:text>    </number:text>
    </number:number-style>
    <number:number-style style:name="N196P2" style:volatile="true">
      <number:text>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number:text> </number:text>
      <number:number number:decimal-places="1" number:min-integer-digits="1" number:grouping="true"/>
      <number:text>    </number:text>
    </number:number-style>
    <number:number-style style:name="N199P1" style:volatile="true">
      <number:text>-</number:text>
      <number:number number:decimal-places="1" number:min-integer-digits="1" number:grouping="true"/>
      <number:text>    </number:text>
    </number:number-style>
    <number:number-style style:name="N199P2" style:volatile="true">
      <number:text> -</number:text>
      <number:number number: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0P0" style:volatile="true">
      <number:text> </number:text>
      <number:number number:decimal-places="0" number:min-integer-digits="1" number:grouping="true"/>
      <number:text>    </number:text>
    </number:number-style>
    <number:number-style style:name="N200P1" style:volatile="true">
      <number:text>-</number:text>
      <number:number number:decimal-places="0"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3P0" style:volatile="true">
      <number:text> </number:text>
      <number:number number:decimal-places="1" number:min-integer-digits="1" number:grouping="true"/>
      <number:text> € </number:text>
    </number:number-style>
    <number:number-style style:name="N203P1" style:volatile="true">
      <number:text>-</number:text>
      <number:number number:decimal-places="1" number:min-integer-digits="1" number:grouping="true"/>
      <number:text> € </number:text>
    </number:number-style>
    <number:number-style style:name="N203P2" style:volatile="true">
      <number:text> -</number:text>
      <number:number number:decimal-places="0" number:min-integer-digits="0"/>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6P0" style:volatile="true">
      <number:text> </number:text>
      <number:number number:decimal-places="3" number:min-integer-digits="1" number:grouping="true"/>
      <number:text> € </number:text>
    </number:number-style>
    <number:number-style style:name="N206P1" style:volatile="true">
      <number:text>-</number:text>
      <number:number number:decimal-places="3" number:min-integer-digits="1" number:grouping="true"/>
      <number:text> € </number:text>
    </number:number-style>
    <number:number-style style:name="N206P2" style:volatile="true">
      <number:text> -</number:text>
      <number:number number:decimal-places="0" number:min-integer-digits="0"/>
      <number:text> €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9P0" style:volatile="true">
      <number:text> </number:text>
      <number:number number:decimal-places="4" number:min-integer-digits="1" number:grouping="true"/>
      <number:text> € </number:text>
    </number:number-style>
    <number:number-style style:name="N209P1" style:volatile="true">
      <number:text>-</number:text>
      <number:number number:decimal-places="4"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2P0" style:volatile="true">
      <number:text> </number:text>
      <number:number number:decimal-places="5" number:min-integer-digits="1" number:grouping="true"/>
      <number:text> € </number:text>
    </number:number-style>
    <number:number-style style:name="N212P1" style:volatile="true">
      <number:text>-</number:text>
      <number:number number:decimal-places="5" number:min-integer-digits="1" number:grouping="true"/>
      <number:text> € </number:text>
    </number:number-style>
    <number:number-style style:name="N212P2" style:volatile="true">
      <number:text> -</number:text>
      <number:number number:decimal-places="0" number:min-integer-digits="0"/>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currency-style style:name="N213P0" style:volatile="true">
      <number:number number:decimal-places="2" number:min-integer-digits="1" number:grouping="true"/>
      <number:text> </number:text>
      <number:currency-symbol number:language="fr" number:country="FR">€</number:currency-symbol>
    </number:currency-style>
    <number:currency-style style:name="N2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3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e_20_de_20_données_20_-_20_Coin" style:display-name="Pilote de données - Coin" style:family="table-cell" style:parent-style-name="Default"/>
    <style:style style:name="Pilote_20_de_20_données_20_-_20_Valeur" style:display-name="Pilote de données - Valeur" style:family="table-cell" style:parent-style-name="Default"/>
    <style:style style:name="Pilote_20_de_20_données_20_-_20_Champ" style:display-name="Pilote de données - Champ" style:family="table-cell" style:parent-style-name="Default"/>
    <style:style style:name="Pilote_20_de_20_données_20_-_20_Catégorie" style:display-name="Pilote de données - Catégorie" style:family="table-cell" style:parent-style-name="Default">
      <style:table-cell-properties style:text-align-source="fix" style:repeat-content="false"/>
      <style:paragraph-properties fo:text-align="start"/>
    </style:style>
    <style:style style:name="Pilote_20_de_20_données_20_-_20_Titre" style:display-name="Pilote de données - Titre" style:family="table-cell" style:parent-style-name="Default">
      <style:table-cell-properties style:text-align-source="fix" style:repeat-content="false"/>
      <style:paragraph-properties fo:text-align="start"/>
      <style:text-properties fo:font-weight="bold"/>
    </style:style>
    <style:style style:name="Pilote_20_de_20_données_20_-_20_Résultat" style:display-name="Pilote de données - Résultat" style:family="table-cell" style:parent-style-name="Default">
      <style:text-properties fo:font-weight="bold"/>
    </style:style>
    <style:style style:name="Gras" style:family="table-cell" style:parent-style-name="Default">
      <style:text-properties fo:font-weight="bold"/>
    </style:style>
    <style:style style:name="Normal_5f_Ex11_5f_calcul_20_incertitudes_20_AQ48" style:display-name="Normal_Ex11_calcul incertitudes AQ4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office:styles>
  <office:automatic-styles>
    <style:page-layout style:name="Mpm1">
      <style:page-layout-properties fo:page-width="29.7cm" fo:page-height="21.001cm" style:num-format="1" style:print-orientation="landscape" fo:margin-top="1cm" fo:margin-bottom="1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5:54:50.3673504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3-01-15T17:36:43</meta:creation-date>
    <dc:language>fr-FR</dc:language>
    <meta:editing-cycles>111</meta:editing-cycles>
    <meta:editing-duration>PT8H23M54S</meta:editing-duration>
    <dc:date>2017-04-01T16:13:02.543555277</dc:date>
    <meta:document-statistic meta:table-count="3" meta:cell-count="30" meta:object-count="1"/>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 force la déclaration des variables
sub Main
rem ----------------------------------------------------------------------

rem ----------------------------------------------------------------------

end sub

Sub EssaiInsertion
rem define variables
dim monDocument   as object, lesFeuilles As Object, maFeuille As Object ' On ne peut pas écrire plus court.
dim maZone as object, maCellule As Object
Dim NumBoule as Integer
rem get access to the document
monDocument   = ThisComponent

lesFeuilles=monDocument.Sheets
maFeuille=lesFeuilles.getByName("essai")

maZone=maFeuille.getCellRangeByName("A1:D4")

' récupérer le contenu de la cellule C2
maCellule=maFeuille.getCellRangeByName("A1")
print "Message = " &amp; maCellule.string
print "Valeur = " &amp; maCellule.value

   NumBoule=555
   maZone=maFeuille.getCellByPosition(0,0)
   maZone.setValue(NumBoule)
   maZone.setValue("bonjour") 'ne fonctionne pas : il faut une valeur numérique
   maZone.string="bonjour"  ' OK
   mazone.setString("hello") 'Mieux
   
   NumBoule=Int(49*Rnd)+1
   maZone=maFeuille.getCellByPosition(1,0)
   maZone.setValue(NumBoule)
   '
   NumBoule=Int(49*Rnd)+1
   maZone=maFeuille.getCellByPosition(2,0)
   maZone.setValue(NumBoule)
   '
   NumBoule=Int(49*Rnd)+1
   maZone=maFeuille.getCellByPosition(3,0)
   maZone.setValue(NumBoule)

End Sub

sub EssaiDivers
	'toutes les références sont les pages de Programmation OpenOffice.org (Marcelly, Eyrolles, 2004).
	dim monDocument   as object
	dim lesFeuilles As Object, maFeuille As Object ' On ne peut pas écrire plus court.
	dim maZone as object, maCellule As Object
	dim lesCols As Object, uneCol As Object
    ' Accés au document à partir de l'application 
    monDocument = ThisComponent
	lesFeuilles=monDocument.Sheets
    maZone=monDocument.currentSelection 'la sélection courante.
    ' maZone=maFeuille.getCellRangeByName("M1")
    ' Afficher la taille de la zone de sélection (p.287)
    dim debutColSelection As Long, finColSelection As Long, debutLigneSelection As Long, finLigneSelection As Long
    debutColSelection=maZone.RangeAddress.StartColumn
    finColSelection=maZone.RangeAddress.EndColumn
    debutLigneSelection=maZone.RangeAddress.StartRow
    finLigneSelection=maZone.RangeAddress.EndRow
    print("nombre de lignes sélectionnées : " &amp; finLigneSelection)

    print  adrZoneString(monDocument,maZone.RangeAddress) 'Affiche la chaîne de l'adresse.
    
    
    ' pour travailler sur une feuille : désignée ou par défaut.
	maFeuille=lesFeuilles.getByName("Feuille5") 
    maFeuille=monDocument.currentController.ActiveSheet
    ' au solution 
    ' maFeuille=maZone.Spreadsheet
    'Ecrire un titre et le formater là où est le curseur.
    maZone.setString("Bonjour Bertrand") ' attention : la sélection doit être une cellule
         maZone.CellBackColor = RGB(255,255,200) 'fond jaune
         maZone.CharColor = RGB(50,0,255) 'caractère bleu
         maZone.HoriJustify = com.sun.star.table.CellHoriJustify.LEFT
        maZone=maFeuille.getCellRangeByName("N1")
    'Ecrire un titre et le formater.
    maZone.CellBackColor = RGB(255,15,200) 'fond jaune
         maZone.CharColor = RGB(50,0,24) 'caractère bleu
         maZone.HoriJustify = com.sun.star.table.CellHoriJustify.LEFT
    maZone.getCellByPosition(0,0)
    maZone.setValue(17) 'Set Value existe pour une cellule, pas pour un range.
    
    ' Insérer une colonne après K (p.300)
    maZone=maFeuille.getCellRangeByName("K1:L1") '? K1 ne suffit pas 
    lesCols=maZone.Columns
    lesCols.insertByIndex(1,1) 'insère : à quelle position position, nb de col
    ' supprimer la 5ème colonne
    lesCols=maFeuille.Columns
    lesCols.removeByIndex(4,1)
End Sub


'********************************************************************************
'This library is Copyright (C) 2004 Bernard Marcelly
'This library is free software; you can redistribute it and/or
'modify it under the terms of the GNU Lesser General Public
rem CD-Rom : Code22-01.sxw   bibli : Cellules Module1
' convertit une adresse de zone de cellules en adresse textuelle
 
Function adrZoneString(maDoc As Object, adrZone As Object) _
         As String
Dim resu As String
resu = maDoc.Sheets(adrZone.Sheet).Name &amp; "." &amp; _
                alphaXY(adrZone.StartColumn, adrZone.StartRow)
if (adrZone.StartColumn &lt;&gt; adrZone.EndColumn) or _
   (adrZone.StartRow &lt;&gt; adrZone.EndRow) then
  resu = resu &amp; ":" &amp; alphaXY(adrZone.EndColumn, adrZone.EndRow)
end if
adrZoneString = resu
End Function

' convertit une adresse de cellule en adresse textuelle
Function adresseString(maDoc As Object, adrCellule As Object) _
         As String
adresseString = maDoc.Sheets(adrCellule.Sheet).Name &amp; "." &amp; _
                alphaXY(adrCellule.Column, adrCellule.Row)
End Function


' convertit une coordonnée XY en coordonnée alphanumérique
Function alphaXY(X As Long, Y As Long) As String
if (Y&gt;=0) and (Y&lt;32000) then
  alphaXY = lettreColonne(X) &amp; CStr(Y +1)
else
  alphaXY = lettreColonne(X) &amp; "??"
end if
End Function


' convertit numéro de colonne 0...255 en lettres A...IV
Function lettreColonne(n As Long) As String
Select Case n
Case &gt; 255
  lettreColonne = "??"
Case &lt; 0
  lettreColonne = "??"
Case &lt; 26
  lettreColonne = _Lettre(n)
Case Else
  lettreColonne = _Lettre((n \ 26) -1) &amp; _Lettre(n Mod 26)
End Select
End Function

' fonction interne
Function _Lettre(p As Long) As String
_Lettre = chr(Asc("A") +p)
End Function



sub InsererCalculs
	' toutes les références sont les pages du livre : Programmation OpenOffice.org (Marcelly, Eyrolles, 2004).
	' ce livre disponible sur : http://www.editions-eyrolles.com/Chapitres/9782212114393/annexes_Marcelly.pdf
	' on arrive à ce niveau depuis le pilote de données : on a double cliqué sur le pilote de données, ce qui crée une feuille avec les données
	' toutes les données sont sélectionnées.
	dim monDocument   as object
	dim lesFeuilles As Object, maFeuille As Object ' On ne peut pas écrire plus court.
	dim maZone as object, maCellule As Object
	dim lesCols As Object, uneCol As Object
	dim rRange As Object ' une zone variable
	dim st_Range As string ' le rRange sous fomre String
    ' Accés au document à partir de l'application 
    monDocument = ThisComponent
	lesFeuilles=monDocument.Sheets
    maZone=monDocument.currentSelection 'la sélection courante.
    ' Afficher la taille de la zone de sélection (p.287)
    dim debutColSelection As Long, finColSelection As Long, debutLigneSelection As Long, finLigneSelection As Long
    debutColSelection=maZone.RangeAddress.StartColumn
    finColSelection=maZone.RangeAddress.EndColumn
    debutLigneSelection=maZone.RangeAddress.StartRow
    finLigneSelection=maZone.RangeAddress.EndRow
    ' La zone d'intérêt est sous L1
    st_Range ="L" &amp; debutLigneSelection +2 &amp; ":L" &amp; finLigneSelection+1
   ' print  adrZoneString(monDocument,maZone.RangeAddress)
    ' print("nombre de lignes sélectionnées : " &amp; finLigneSelection)
    ' maZone=maFeuille.getCellRangeByName("M1")
    ' pour travailler sur une feuille : désignée ou par défaut.
    maFeuille=monDocument.currentController.ActiveSheet

    ' Trier en fonction de la colonne Cible
    Trier1Colonne
    ' Insérer une colonne après J (p.300)
    maZone=maFeuille.getCellRangeByName("L1:M1") '? K1 ne suffit pas pour insérer une colonne
    lesCols=maZone.Columns
    lesCols.insertByIndex(1,4) 'insère : à quelle position position, nb de col
    ' Ecrire les titres  les colonnes insérées
    maZone=maFeuille.getCellRangeByName("M1")
    maZone.SetString("Abs(Biais)")
    setStyleGras(maZone)
    maZone=maFeuille.getCellRangeByName("N1")
    maZone.SetString("Moy(Biais)")
    setStyleGras(maZone)
    maZone=maFeuille.getCellRangeByName("O1")
    maZone.SetString("Var(Biais)")
    setStyleGras(maZone)
    maZone=maFeuille.getCellRangeByName("P1")
    maZone.SetString("Max(Abs(Biais))")
    'Mettre cela en coloré
    setStyleGras(maZone)

    ' En L on calcule la valeur absolue du biais 
    maZone=maFeuille.getCellRangeByName("M2")
    maZone.SetFormula("=ABS(L2)") ' on insère la formule de calcul de la valeur absolue (p.302)
    ' puis on recopie la cellule intelligemment, c'est-à-dire en adaptant les références (p.318).
    ' remarque : on copie une zone sur une cellule !
    dim index As Long, zDep As Object, cArriv As Object, zArriv As Object
    zDep=maZone
    cArriv=	maFeuille.getCellRangeByName("M3")
    ' il faut faire en sorte que zArriv soit équivalent à M3:Mn ou n est la dernière ligne de la sélection initiale.
    zArriv=maFeuille.getCellRangeByPosition(12,2,12,finLigneSelection)
    ' la copie intelligent se fait en 2 étape : la copie sur la première cellule puis l'extension
    maFeuille.copyRange(cArriv.CellAddress,zDep.RangeAddress)
    zArriv.fillAuto(com.sun.star.sheet.FillDirection.TO_BOTTOM,1) 
    
    ' En M on calcule la moyenne des biais
    maZone=maFeuille.getCellRangeByName("N2")
    ' maZone.SetLocal("=MOYENNE(K2:K7)") '   Ne fonctionne pas : il faut passer par FormulaLocal.
    ' Insérer la formule de la moyenne.    
    maZone.FormulaLocal="=MOYENNE(" &amp; st_Range &amp;")" '  
    
    ' En N on calcule la variance des biais
    maZone=maFeuille.getCellRangeByName("O2")   
    maZone.FormulaLocal="=VAR(" &amp; st_Range &amp;")" '  
     
    ' En O on calcule le maximum de la valeur absolue des biais.
    maZone=maFeuille.getCellRangeByName("P2")
   
    ' La zone d'intérêt est sous M1
    st_Range ="M" &amp; debutLigneSelection +2 &amp; ":M" &amp; finLigneSelection+1   
    maZone.FormulaLocal="=MAX(" &amp; st_Range &amp;")" '  
   
End Sub

sub setStyleGras(mazone As Object)
      maZone.CellStyle="Gras"
end sub


Sub setStyleBM(maZone As Object)
         maZone.CellBackColor = RGB(255,255,200) 'fond jaune
         maZone.CharColor = RGB(50,0,255) 'caractère bleu
         maZone.HoriJustify = com.sun.star.table.CellHoriJustify.LEFT
end Sub

REM emprunté à Marcelly
REM  *****  BASIC  *****
rem CD-Rom : Code12-03.sxc   bibli : Calculs Module2
Option Explicit

Sub Trier1Colonne()
Dim monDocument As Object, lesFeuilles As Object
Dim maFeuille As Object, maZone As Object
Dim ConfigTri(0) As New com.sun.star.table.TableSortField
Dim DescrTri As Variant
monDocument = thisComponent
lesFeuilles = monDocument.Sheets
maFeuille=monDocument.currentController.ActiveSheet
' maFeuille = lesFeuilles.getByName("Compositeurs")
' maZone = maFeuille.getCellRangeByName("A1:D118")
maZone=monDocument.currentSelection 'la sélection courante.
With ConfigTri(0)
  .Field = 8 ' colonne "Valeur cible"
  .IsAscending = true
End With

DescrTri = maZone.createSortDescriptor
setPropVal(DescrTri, "SortFields", ConfigTri())
setPropVal(DescrTri, "IsSortColumns", false)
setPropVal(DescrTri, "CopyOutputData", false) 
setPropVal(DescrTri, "IsUserListEnabled", false) 
setPropVal(DescrTri, "BindFormatsToContent", false) 
setPropVal(DescrTri, "ContainsHeader", true)
maZone.Sort(DescrTri()) 
End Sub

REM emprunté à Marcelly
REM  *****  BASIC  *****
rem CD-Rom : Code12-03.sxc   bibli : Calculs Module2
Sub setPropVal(descr As variant,_
               nomProp As String, valProp As Variant)
Const Titre="Tableau des propriétés"
dim x As Long
for x=0 to Ubound(descr)
  if descr(x).Name=nomProp then
    descr(x).Value=valProp
    Exit Sub
  end if
next
MsgBox("Propriété inconnue : " &amp; nomProp, 16,Titr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lib_NABM/Module1.xml><?xml version="1.0" encoding="utf-8"?>
<!DOCTYPE module  PUBLIC '-//OpenOffice.org//DTD OfficeDocument 1.0//EN'  'module.dtd'>
<script:module xmlns:script="http://openoffice.org/2000/script" script:name="Module1" script:language="StarBasic">REM  *****  BASIC  *****
Option Explicit
REM Pour fonctionner ce programme doit être installé comme biliothèque dans "Mes Macros" ou comme module 
REM dans la une libraire située dans une feuille  

REM : convertir automatiquement le fichier de la NABM en fichier csv : 

REM Sauver un fichier en CSV
REM Méthode expliquée dans Marcelly p. 164, adapté avec l'enregistreur de macros.
REM Exemple de transmission de variable nommées avec valeur par défaut

REM Sauve le document en cours en CSV sous le nom fournit en argument 
Sub sauverEnCSV_utf8(fichierOuvert As Object, nomDoc As String )

	dim monDocument as object
	dim lesFeuilles As Object, maFeuille As Object
    dim nomFeuille As String
    dim adresseSauvegarde As String ' nom complet de la sauvegarde
    dim chemin As String ' Repertoire de la sauvegarde.
    dim propFiche(1) As New com.sun.star.beans.PropertyValue ' Propriétés pour l'enregistrement.
    ' dim propFiche(1) As New com.sun.star.beans.PropertyValue ' Propriétés pour l'enregistrement.
    dim P1 As string ' 5 paramètres à renseigner, dont la concaténation forme propFiche
    dim P2 As string
    dim P3 As string
    dim P4 As string
    dim P5 As string ' optionnel, non utilisé ici
    
    ' Accés au document à partir de l'application 
    monDocument = ThisComponent 
	monDocument=FichierOuvert
	lesFeuilles=monDocument.Sheets
    ' Selectionner la première feuille (son nom est variable en fonction des versions)
    maFeuille = lesFeuilles(0)
    nomFeuille = maFeuille.Name
 
    adresseSauvegarde = convertToURL(nomDoc)
    ' note si on utilise convertToURL, il faut utiliser une chemin comme "file:///media/CRUSER/hopital/E_00161_NABM_automatisation_amazilia/sauve.csv"
    ' il faut marquer un chemin complet, pas du type ./sauve.csv
    P1 = "44" 'séparateur = virgule
    P2= "34"' délimiteur de champs : "
    P3 = "IBM_850" ' jeu de caractères
    P3 = "utf8"
    P4 = "1" ' première ligne
    P5 = "1/1/2/1/3/1/4/1" 'non utilisé dans cet exemple
    propFiche(0).Name="FilterName"
    propFiche(0).Value="Text - txt - csv (StarCalc)"
    propFiche(1).Name="FilterOptions" 
    propFiche(1).Value= P1 &amp; "," &amp; P2 &amp; "," &amp; P3 &amp; ","&amp; P4 
    monDocument.storeToURL(adresseSauvegarde,propFiche())' sauve une copie (à la différence de convertAsURL)
End Sub


' Ouvre le fichier
Sub nabmGarderColonnesIncompatibilites
End Sub

REM cf. Livre de MArcelly
Function choisirUnFichier() As Object
Dim FP As Object, lesFichiers() As String
FP = CreateUnoService("com.sun.star.ui.dialogs.FilePicker") 
With FP
  .DisplayDirectory = ConvertToURL("C:\Docs OpenOffice\")
  .appendFilter("Textes", "*.txt")
  .appendFilter("Docs OpenOffice", "*.sxw;*.sxc;*.sxd,*.sxi, *.ods, *.odt")
  .appendFilter("Docs MS-Office", "*.doc;*.xls;*.ppt")
  .CurrentFilter = "Docs MS-Office"
  if .Execute = _
      com.sun.star.ui.dialogs.ExecutableDialogResults.OK then
    lesFichiers() = .Files ' tableau de 1 élément String
    choisirUnFichier=FP
  end if
  .dispose
End With
End Function



' Ouvre le fichier spécifié
Sub nabmOuvrirFichier(str_FileName As String) As Object
    Dim monDocument as Object
    Dim adresseDoc As String
    Dim propFiche()
    REM  adresseDoc=convertToURL("/media/CRUZER/hopital/E_00161_NABM_automatisation_amazilia/NABM.XLS")
    adresseDoc=convertToURL(str_FileName)
    monDocument=StarDesktop.LoadComponentFromURL(adresseDoc, "_blank",0,propFiche)
    nabmOuvrirFichier=monDocument
End Sub

'      X X X    X    X  X   X  
'      XX XX   X X   X  XX  X  
'      X X X  XXXXX  X  X X X  
'      X   X  X   X  X  X  XX  
'      X   X  X   X  X  X   X  

' Couvre le fichier et le sauve en utf8
Sub nabmCreerTablePrincipale
  Dim inputFile As Object
  Dim lesFichiers() As String 'important : ne pas oublier les ()
  Dim nomDufichier As String 'le nom complet du fichier à ouvrir
  Dim basenameDuFichier As String 'le nom de base (=sans extension) du fichier.
  Dim repDuFichier As String ' le répertoire de ce fichier.
  Dim FichierOuvert As Object 'Le fichier sur lequel on va travailler
  
  Dim lesFeuilles As Object'
  Dim laFeuille As Object 
  Dim laZone As Object '
  Dim lesCols As Object
  
  inputFile=choisirUnFichier()
  with inputFile
    lesFichiers() = .Files ' tableau de 1 élément String
    nomDuFichier=lesFichiers(0)
    repDuFichier=.DisplayDirectory
  End With
  
  basenameDuFichier=Mid(nomDuFichier,1,InStr(nomDuFichier,".xls")-1)
  ' MsgBox("Nom de base  " &amp; basenameDufichier)  
  basenameDuFichier=Mid(nomDuFichier, 1, InStr(nomDuFichier,".xls") ' fonction approximative
  
  FichierOuvert=nabmOuvrirFichier(nomDuFichier)
  sauverEnCSV_utf8(FichierOuvert,basenameDuFichier &amp;"csv")
  REM Fermer le Fichier
  on Error Resume Next 'ignoer une erreur éventuelle
  FichierOuvert.close(True)
  On error GoTo 0 ' Reprendr ele traitement d'erreur normal

End Sub

' ouvre le fichier, ne garde que la colonne du numéro de l'acte et la colonne des incompatibilités.
' puis sauve en utf8.
Sub nabmCreerIncompatibilites
  Dim inputFile As Object
  Dim lesFichiers() As String 'important : ne pas oublier les ()
  Dim nomDufichier As String 'le nom complet du fichier à ouvrir
  Dim basenameDuFichier As String 'le nom de base (=sans extension) du fichier.
  Dim repDuFichier As String ' le répertoire de ce fichier.
  Dim FichierOuvert As Object 'Le fichier sur lequel on va travailler
  
  Dim lesFeuilles As Object'
  Dim laFeuille As Object 
  Dim laZone As Object '
  Dim lesCols As Object
  inputFile=choisirUnFichier()
  with inputFile
    lesFichiers() = .Files ' tableau de 1 élément String
    nomDuFichier=lesFichiers(0)
    repDuFichier=.DisplayDirectory
  End With
  
  basenameDuFichier=Mid(nomDuFichier,1,InStr(nomDuFichier,".xls")-1)
  ' MsgBox("Nom de base  " &amp; basenameDufichier)  
  basenameDuFichier=Mid(nomDuFichier, 1, InStr(nomDuFichier,".xls") ' fonction approximative
  
  FichierOuvert=nabmOuvrirFichier(nomDuFichier)
  ' supprimer les colonnes sans intérêt : pour garder les couples incompatibles
  lesFeuilles=FichierOuvert.Sheets
  laFeuille=lesFeuilles(0)
  laZone=laFeuille.getCellRangeByName("A1:R1") 'Entourer de A à R pour éliminter les colonnes comprises en tre A et R en gardant les colonnes A et R.
  lesCols=laZone.Columns
  lesCols.removeByIndex(1,16)
  ' Bizare : la concaténation insère un . entre les 2 mots ?
  sauverEnCSV_utf8(FichierOuvert,basenameDuFichier &amp;"csv")
  REM Fermer le Fichier
  on Error Resume Next 'ignoer une erreur éventuelle
  FichierOuvert.close(True)
  On error GoTo 0 ' Reprendr ele traitement d'erreur normal

End Sub

'réalise toutes les opérations automatiquement.
Sub nabmToutAutomatique
  Dim inputFile As Object
  Dim lesFichiers() As String 'important : ne pas oublier les ()
  Dim nomDufichier As String 'le nom complet du fichier à ouvrir
  Dim basenameDuFichier As String 'le nom de base (=sans extension) du fichier.
  Dim repDuFichier As String ' le répertoire de ce fichier.
  Dim FichierOuvert As Object 'Le fichier sur lequel on va travailler
  
  Dim lesFeuilles As Object'
  Dim laFeuille As Object 
  Dim laZone As Object '
  Dim lesCols As Object
  
  inputFile = choisirUnFichier()
  with inputFile
    lesFichiers() = .Files ' tableau de 1 élément String
    nomDuFichier = lesFichiers(0)
    repDuFichier = .DisplayDirectory
  End With
  

  basenameDuFichier = Mid(nomDuFichier, 1, InStr(nomDuFichier,".xls")-1) ' fonction approximative
    
  
  FichierOuvert = nabmOuvrirFichier(nomDuFichier)
  sauverEnCSV_utf8(FichierOuvert, basenameDuFichier &amp;".csv")
  
  ' Maintenant on éliminer les colonnes et on sauve sous un autre nom
  ' supprimer les colonnes sans intérêt : pour garder les couples incompatibles
  lesFeuilles = FichierOuvert.Sheets
  laFeuille = lesFeuilles(0)
  laZone = laFeuille.getCellRangeByName("A1:R1") 'Entourer de A à R pour éliminter les colonnes comprises en tre A et R en gardant les colonnes A et R.
  lesCols = laZone.Columns
  lesCols.removeByIndex(1,16)
  ' Bizare : la concaténation insère un . entre les 2 mots ?
  sauverEnCSV_utf8(FichierOuvert, basenameDuFichier &amp;"_pour_incompat.csv")
  
  
  REM Fermer le Fichier
  on Error Resume Next 'ignorer une erreur éventuelle
  FichierOuvert.close(True)
  MsgBox("Vous pouvez maintenant fermer LibreOffice.")
  On error GoTo 0 ' Reprendre le traitement d'erreur normal

End Sub



REM Fonction pour supprimer N colonnes.
Sub supNcol
 Dim leDoc As Object
 Dim lesFeuilles As Object'
  Dim laFeuille As Object 
  Dim laZone As Object '
  Dim lesCols As Object
  leDoc = ThisComponent
  lesFeuilles =leDoc.sheets()
  laFeuille = LesFeuilles(1)
  laZone = laFeuille.getCellRangeByName("A1:Z1")
  lesCols = laZone.Columns 'désigner les colonnes
  lesCols.removeByIndex(0,10) 

End Sub

REM Suppression de colonnes par l'enregisztreur de macros
sub supNclononnes
rem ----------------------------------------------------------------------
rem define variables
dim document   as object
dim dispatcher as object
rem ----------------------------------------------------------------------
rem get access to the document
document   = ThisComponent.CurrentController.Frame
dispatcher = createUnoService("com.sun.star.frame.DispatchHelper")

rem ----------------------------------------------------------------------
dispatcher.executeDispatch(document, ".uno:DeleteColumns", "", 0, Array())

end sub
</script:module>
</file>

<file path=Basic/lib_NABM/script-lb.xml><?xml version="1.0" encoding="utf-8"?>
<!DOCTYPE library  PUBLIC '-//OpenOffice.org//DTD OfficeDocument 1.0//EN'  'library.dtd'>
<library:library xmlns:library="http://openoffice.org/2000/library" library:name="lib_NABM"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_NABM"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_NABM" library:link="false"/>
</library:libraries>
</file>

<file path=Dialogs/lib_NABM/dialog-lb.xml><?xml version="1.0" encoding="utf-8"?>
<!DOCTYPE library  PUBLIC '-//OpenOffice.org//DTD OfficeDocument 1.0//EN'  'library.dtd'>
<library:library xmlns:library="http://openoffice.org/2000/library" library:name="lib_NABM" library:readonly="false" library:passwordprotected="false"/>
</file>